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language="en" fo:country="US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.499cm" fo:background-color="transparent">
        <style:background-image/>
      </style:paragraph-properties>
      <style:text-properties style:font-name="Arial"/>
    </style:style>
    <style:style style:name="P3" style:family="paragraph" style:parent-style-name="Standard" style:list-style-name="L2">
      <style:paragraph-properties fo:margin-top="0cm" fo:margin-bottom="0.499cm" fo:background-color="transparent">
        <style:background-image/>
      </style:paragraph-properties>
      <style:text-properties style:font-name="Arial" fo:font-size="11pt" fo:language="en" fo:country="US" fo:font-weight="normal" style:font-size-asian="11pt" style:font-weight-asian="normal" style:font-size-complex="11pt" style:font-weight-complex="normal"/>
    </style:style>
    <style:style style:name="P4" style:family="paragraph" style:parent-style-name="Standard" style:list-style-name="L2">
      <style:paragraph-properties fo:margin-top="0cm" fo:margin-bottom="0.499cm" fo:background-color="transparent">
        <style:background-image/>
      </style:paragraph-properties>
      <style:text-properties style:font-name="Arial" fo:font-size="11pt" fo:language="en" fo:country="US" fo:font-weight="normal" style:font-size-asian="11pt" style:font-weight-asian="normal" style:font-size-complex="11pt" style:font-weight-complex="normal"/>
    </style:style>
    <style:style style:name="P5" style:family="paragraph" style:parent-style-name="Standard" style:list-style-name="L2">
      <style:paragraph-properties fo:margin-top="0cm" fo:margin-bottom="0.499cm" fo:background-color="transparent">
        <style:background-image/>
      </style:paragraph-properties>
      <style:text-properties style:font-name="Arial" fo:font-size="11pt" fo:language="en" fo:country="US" fo:font-weight="normal" style:font-size-asian="11pt" style:font-weight-asian="normal" style:font-size-complex="11pt" style:font-weight-complex="normal"/>
    </style:style>
    <style:style style:name="P6" style:family="paragraph" style:parent-style-name="Standard" style:list-style-name="L2">
      <style:paragraph-properties fo:margin-top="0cm" fo:margin-bottom="0.499cm" fo:background-color="transparent">
        <style:background-image/>
      </style:paragraph-properties>
      <style:text-properties style:font-name="Arial" fo:font-size="11pt" fo:language="en" fo:country="US" fo:font-weight="normal" style:font-size-asian="11pt" style:font-weight-asian="normal" style:font-size-complex="11pt" style:font-weight-complex="normal"/>
    </style:style>
    <style:style style:name="P7" style:family="paragraph" style:parent-style-name="Standard" style:list-style-name="L2">
      <style:paragraph-properties fo:margin-top="0cm" fo:margin-bottom="0.499cm" fo:background-color="transparent">
        <style:background-image/>
      </style:paragraph-properties>
      <style:text-properties style:font-name="Arial" fo:font-size="11pt" fo:language="en" fo:country="US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2">
      <style:paragraph-properties fo:margin-top="0cm" fo:margin-bottom="0.499cm" fo:background-color="transparent">
        <style:background-image/>
      </style:paragraph-properties>
      <style:text-properties style:font-name="Arial"/>
    </style:style>
    <style:style style:name="P9" style:family="paragraph" style:parent-style-name="Standard" style:list-style-name="L2">
      <style:paragraph-properties fo:margin-top="0cm" fo:margin-bottom="0.499cm" fo:background-color="transparent">
        <style:background-image/>
      </style:paragraph-properties>
      <style:text-properties style:font-name="Arial"/>
    </style:style>
    <style:style style:name="P10" style:family="paragraph" style:parent-style-name="Standard" style:list-style-name="L2">
      <style:paragraph-properties fo:margin-top="0cm" fo:margin-bottom="0.499cm" fo:background-color="transparent">
        <style:background-image/>
      </style:paragraph-properties>
      <style:text-properties style:font-name="Arial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1pt" fo:language="en" fo:country="US" fo:font-weight="normal" style:font-size-asian="11pt" style:font-weight-asian="normal" style:font-size-complex="11pt" style:font-weight-complex="normal"/>
    </style:style>
    <style:style style:name="T3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of the YajHFC OpenOffice extension</text:p>
      <text:p text:style-name="P1"/>
      <text:p text:style-name="P1"/>
      <text:list text:style-name="L2">
        <text:list-item>
          <text:p text:style-name="P3">Open the extension manager using “Tools”-&gt;”Extension Manager...”</text:p>
        </text:list-item>
        <text:list-item>
          <text:p text:style-name="P3">Click “Add...”</text:p>
        </text:list-item>
        <text:list-item>
          <text:p text:style-name="P3">Select the file <text:span text:style-name="T1">YajHFCFax.zip</text:span> included in this archive</text:p>
        </text:list-item>
        <text:list-item>
          <text:p text:style-name="P3">Restart OpenOffice</text:p>
        </text:list-item>
        <text:list-item>
          <text:p text:style-name="P3">If the installation was successful, you should now see a new tool bar with a small fax icon and a new menu item “YajHFC fax” under “Tools”-&gt;”Add-Ons”.<text:line-break/>If you don't see the tool bar, check if the “Add-On” tool bar is selected under “View”-&gt;”Tool bars”</text:p>
        </text:list-item>
        <text:list-item>
          <text:p text:style-name="P8"><text:span text:style-name="T3">Go to “Tools”-&gt;”Add-Ons”-&gt;”YajHFC fax”-&gt;”Configuration...” and enter the path to the YajHFC jar file (e.g. </text:span><text:span text:style-name="T1">C:\Program</text:span><text:span text:style-name="T2"> Files\YajHFC\yajhfc.jar</text:span><text:span text:style-name="T3">) and to the java executable (usually found under </text:span><text:span text:style-name="T2">bin/java</text:span><text:span text:style-name="T3"> in the Java installation directory; using the default might work in many cases, too)</text:span></text:p>
        </text:list-item>
        <text:list-item>
          <text:p text:style-name="P8"><text:span text:style-name="T3">Open some document and click the tool bar icon to test the installation<text:line-break/>(or select “Tools”-&gt;”Add-Ons”-&gt;”YajHFC fax”-&gt;”Send document as fax...”).<text:line-break/>YajHFC should now start and show the “Send fax” dialog with a PDF file in the “File(s)” list.</text:span></text:p>
        </text:list-item>
        <text:list-item>
          <text:p text:style-name="P8"><text:span text:style-name="T3">Done.</text:span></text:p>
        </text:list-item>
      </text:list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Jonas Wolz</meta:initial-creator>
    <meta:creation-date>2007-10-10T19:55:36</meta:creation-date>
    <dc:creator>Jonas Wolz</dc:creator>
    <dc:date>2007-10-10T20:37:55</dc:date>
    <meta:editing-cycles>4</meta:editing-cycles>
    <meta:editing-duration>PT32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66" meta:character-count="974"/>
  </office:meta>
</office:document-meta>
</file>